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Kinnari1" svg:font-family="Kinnari"/>
    <style:font-face style:name="Monospace" svg:font-family="Monospace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Table1" style:family="table">
      <style:table-properties style:width="6.9236in" table:align="left" style:may-break-between-rows="true" table:border-model="collapsing"/>
    </style:style>
    <style:style style:name="Table1.A" style:family="table-column">
      <style:table-column-properties style:column-width="1.8472in"/>
    </style:style>
    <style:style style:name="Table1.B" style:family="table-column">
      <style:table-column-properties style:column-width="2.7694in"/>
    </style:style>
    <style:style style:name="Table1.C" style:family="table-column">
      <style:table-column-properties style:column-width="2.306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6e705" officeooo:paragraph-rsid="0006e705"/>
    </style:style>
    <style:style style:name="P2" style:family="paragraph" style:parent-style-name="Standard">
      <style:text-properties officeooo:rsid="0008e830" officeooo:paragraph-rsid="0008e830"/>
    </style:style>
    <style:style style:name="P3" style:family="paragraph" style:parent-style-name="Standard">
      <style:text-properties style:font-name="Times New Roman1" officeooo:rsid="0008e830" officeooo:paragraph-rsid="0008e830"/>
    </style:style>
    <style:style style:name="P4" style:family="paragraph" style:parent-style-name="Standard">
      <style:text-properties officeooo:paragraph-rsid="0008e830"/>
    </style:style>
    <style:style style:name="P5" style:family="paragraph" style:parent-style-name="Standard">
      <style:text-properties fo:color="#000000" style:font-name="Times New Roman1" fo:font-size="12pt" fo:font-style="normal" officeooo:rsid="0008e830" officeooo:paragraph-rsid="0008e830" style:font-size-asian="12pt" style:font-style-asian="normal" style:font-style-complex="normal"/>
    </style:style>
    <style:style style:name="P6" style:family="paragraph" style:parent-style-name="Standard">
      <style:text-properties officeooo:rsid="0009fef6" officeooo:paragraph-rsid="0009fef6"/>
    </style:style>
    <style:style style:name="P7" style:family="paragraph" style:parent-style-name="Standard">
      <style:text-properties officeooo:paragraph-rsid="0009fef6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8e830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style:font-size-asian="12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2pt" officeooo:paragraph-rsid="0008e830" style:font-size-asian="12pt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e830" officeooo:paragraph-rsid="0008e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8e830" officeooo:paragraph-rsid="0008e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8e830" officeooo:paragraph-rsid="0008e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Heading_20_2" style:list-style-name=""/>
    <style:style style:name="P16" style:family="paragraph" style:parent-style-name="Heading_20_2">
      <style:paragraph-properties fo:break-before="page"/>
    </style:style>
    <style:style style:name="P17" style:family="paragraph" style:parent-style-name="Standard">
      <style:text-properties style:text-underline-style="none" officeooo:rsid="0006e705" officeooo:paragraph-rsid="0006e705"/>
    </style:style>
    <style:style style:name="P18" style:family="paragraph" style:parent-style-name="Standard">
      <style:text-properties style:text-underline-style="none" fo:font-weight="normal" officeooo:rsid="0006e705" officeooo:paragraph-rsid="0006e705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bed45" officeooo:paragraph-rsid="000bed45" style:font-weight-asian="normal" style:font-weight-complex="normal"/>
    </style:style>
    <style:style style:name="P20" style:family="paragraph" style:parent-style-name="Standard" style:list-style-name="L1">
      <style:text-properties style:text-underline-style="none" fo:font-weight="normal" officeooo:rsid="0009fef6" officeooo:paragraph-rsid="0009fef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08e830" officeooo:paragraph-rsid="0006e705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08e830" officeooo:paragraph-rsid="0008e830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0c7774" officeooo:paragraph-rsid="000c7774" style:font-weight-asian="normal" style:font-weight-complex="normal"/>
    </style:style>
    <style:style style:name="P24" style:family="paragraph" style:parent-style-name="Standard">
      <style:text-properties fo:color="#000000" style:font-name="Monospace" fo:font-size="12pt" officeooo:rsid="0008e830" officeooo:paragraph-rsid="0008e830" style:font-size-asian="12pt"/>
    </style:style>
    <style:style style:name="P25" style:family="paragraph" style:parent-style-name="Standard">
      <style:text-properties fo:color="#000000" style:font-name="Monospace" fo:font-size="12pt" fo:font-style="normal" officeooo:rsid="0008e830" officeooo:paragraph-rsid="0008e830" style:font-size-asian="12pt" style:font-style-asian="normal" style:font-style-complex="normal"/>
    </style:style>
    <style:style style:name="P26" style:family="paragraph" style:parent-style-name="Standard">
      <style:text-properties fo:color="#000000" style:font-name="Times New Roman1" fo:font-size="12pt" officeooo:rsid="0008e830" officeooo:paragraph-rsid="0008e830" style:font-size-asian="12pt"/>
    </style:style>
    <style:style style:name="P27" style:family="paragraph" style:parent-style-name="Standard" style:list-style-name="L2">
      <style:text-properties fo:color="#000000" style:font-name="Times New Roman1" fo:font-size="12pt" officeooo:rsid="0008e830" officeooo:paragraph-rsid="0008e830" style:font-size-asian="12pt"/>
    </style:style>
    <style:style style:name="P28" style:family="paragraph" style:parent-style-name="Standard">
      <style:text-properties fo:color="#000000" style:font-name="Times New Roman1" fo:font-size="12pt" fo:font-style="normal" officeooo:rsid="0008e830" officeooo:paragraph-rsid="0008e830" style:font-size-asian="12pt" style:font-style-asian="normal" style:font-style-complex="normal"/>
    </style:style>
    <style:style style:name="P29" style:family="paragraph" style:parent-style-name="Standard">
      <style:text-properties fo:color="#000000" style:font-name="Times New Roman1" fo:font-size="12pt" fo:font-style="normal" officeooo:rsid="0009fef6" officeooo:paragraph-rsid="0009fef6" style:font-size-asian="12pt" style:font-style-asian="normal" style:font-style-complex="normal"/>
    </style:style>
    <style:style style:name="P30" style:family="paragraph" style:parent-style-name="Standard">
      <style:text-properties fo:color="#000000" style:font-name="Liberation Mono" fo:font-size="12pt" fo:font-style="normal" officeooo:rsid="0009fef6" officeooo:paragraph-rsid="0009fef6" style:font-size-asian="12pt" style:font-style-asian="normal" style:font-style-complex="normal"/>
    </style:style>
    <style:style style:name="P31" style:family="paragraph" style:parent-style-name="Standard">
      <style:text-properties officeooo:paragraph-rsid="000bed45"/>
    </style:style>
    <style:style style:name="P32" style:family="paragraph" style:parent-style-name="Standard">
      <style:text-properties officeooo:paragraph-rsid="000c7774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style:font-size-asian="12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officeooo:paragraph-rsid="0008e830" style:font-size-asian="12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fo:font-weight="bold" officeooo:paragraph-rsid="0008e830" style:font-size-asian="12pt" style:font-weight-asian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2pt" fo:font-weight="normal" officeooo:rsid="0008e830" officeooo:paragraph-rsid="0008e830" style:font-size-asian="12pt" style:font-weight-asian="normal" style:font-weight-complex="normal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00" style:font-name="Monospace" fo:font-size="12pt" officeooo:rsid="0008e830" officeooo:paragraph-rsid="0008e830" style:font-size-asian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officeooo:rsid="000c7774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08b240" style:font-weight-asian="normal" style:font-weight-complex="normal"/>
    </style:style>
    <style:style style:name="T7" style:family="text">
      <style:text-properties style:text-underline-style="none" fo:font-weight="normal" officeooo:rsid="0008e830" style:font-weight-asian="normal" style:font-weight-complex="normal"/>
    </style:style>
    <style:style style:name="T8" style:family="text">
      <style:text-properties style:text-underline-style="none" fo:font-weight="normal" officeooo:rsid="000bed45" style:font-weight-asian="normal" style:font-weight-complex="normal"/>
    </style:style>
    <style:style style:name="T9" style:family="text">
      <style:text-properties style:text-underline-style="none" fo:font-weight="normal" officeooo:rsid="000cf402" style:font-weight-asian="normal" style:font-weight-complex="normal"/>
    </style:style>
    <style:style style:name="T10" style:family="text">
      <style:text-properties style:text-underline-style="none" fo:font-weight="normal" officeooo:rsid="000c7774" style:font-weight-asian="normal" style:font-weight-complex="normal"/>
    </style:style>
    <style:style style:name="T11" style:family="text">
      <style:text-properties style:text-underline-style="none" fo:font-weight="normal" officeooo:rsid="000e58af" style:font-weight-asian="normal" style:font-weight-complex="normal"/>
    </style:style>
    <style:style style:name="T12" style:family="text">
      <style:text-properties fo:color="#7f0055" style:font-name="Monospace" fo:font-size="12pt" fo:font-weight="bold" style:font-size-asian="12pt" style:font-weight-asian="bold"/>
    </style:style>
    <style:style style:name="T13" style:family="text">
      <style:text-properties fo:color="#7f0055" style:font-name="Monospace" fo:font-size="12pt" fo:font-weight="bold" officeooo:rsid="0008e830" style:font-size-asian="12pt" style:font-weight-asian="bold"/>
    </style:style>
    <style:style style:name="T14" style:family="text">
      <style:text-properties fo:color="#7f0055" style:font-name="Monospace" fo:font-size="12pt" style:text-underline-style="none" fo:font-weight="bold" style:font-size-asian="12pt" style:font-weight-asian="bold" style:font-weight-complex="normal"/>
    </style:style>
    <style:style style:name="T15" style:family="text">
      <style:text-properties fo:color="#7f0055" style:font-name="Monospace" fo:font-size="12pt" fo:font-weight="normal" officeooo:rsid="0008e830" style:font-size-asian="12pt" style:font-weight-asian="normal" style:font-weight-complex="normal"/>
    </style:style>
    <style:style style:name="T16" style:family="text">
      <style:text-properties fo:color="#7f0055" style:font-name="Monospace" fo:font-weight="bold" style:font-weight-asian="bold"/>
    </style:style>
    <style:style style:name="T17" style:family="text">
      <style:text-properties fo:color="#000000" style:font-name="Monospace" fo:font-size="12pt" style:font-size-asian="12pt"/>
    </style:style>
    <style:style style:name="T18" style:family="text">
      <style:text-properties fo:color="#000000" style:font-name="Monospace" fo:font-size="12pt" officeooo:rsid="0008e830" style:font-size-asian="12pt"/>
    </style:style>
    <style:style style:name="T19" style:family="text">
      <style:text-properties fo:color="#000000" style:font-name="Monospace" fo:font-size="12pt" fo:font-weight="bold" style:font-size-asian="12pt" style:font-weight-asian="bold"/>
    </style:style>
    <style:style style:name="T20" style:family="text">
      <style:text-properties fo:color="#000000" style:font-name="Monospace" fo:font-size="12pt" fo:font-weight="normal" officeooo:rsid="0008e830" style:font-size-asian="12pt" style:font-weight-asian="normal" style:font-weight-complex="normal"/>
    </style:style>
    <style:style style:name="T21" style:family="text">
      <style:text-properties fo:color="#000000" fo:font-size="12pt" style:font-size-asian="12pt"/>
    </style:style>
    <style:style style:name="T22" style:family="text">
      <style:text-properties fo:color="#000000" fo:font-size="12pt" fo:font-style="italic" style:font-size-asian="12pt" style:font-style-asian="italic" style:font-style-complex="italic"/>
    </style:style>
    <style:style style:name="T23" style:family="text">
      <style:text-properties fo:color="#000000" fo:font-size="12pt" fo:font-style="normal" style:font-size-asian="12pt" style:font-style-asian="normal" style:font-style-complex="normal"/>
    </style:style>
    <style:style style:name="T24" style:family="text">
      <style:text-properties fo:color="#000000" style:font-name="Times New Roman1" fo:font-size="12pt" fo:font-style="normal" style:font-size-asian="12pt" style:font-style-asian="normal" style:font-style-complex="normal"/>
    </style:style>
    <style:style style:name="T25" style:family="text">
      <style:text-properties fo:color="#000000" style:font-name="Times New Roman1" fo:font-size="12pt" fo:font-style="normal" officeooo:rsid="0008e830" style:font-size-asian="12pt" style:font-style-asian="normal" style:font-style-complex="normal"/>
    </style:style>
    <style:style style:name="T26" style:family="text">
      <style:text-properties fo:color="#000000" style:font-name="Times New Roman1" fo:font-size="12pt" fo:font-style="normal" officeooo:rsid="0009fef6" style:font-size-asian="12pt" style:font-style-asian="normal" style:font-style-complex="normal"/>
    </style:style>
    <style:style style:name="T27" style:family="text">
      <style:text-properties fo:color="#000000" style:font-name="Times New Roman1" fo:font-size="12pt" fo:font-style="normal" style:text-underline-style="solid" style:text-underline-width="auto" style:text-underline-color="font-color" officeooo:rsid="0008e830" style:font-size-asian="12pt" style:font-style-asian="normal" style:font-style-complex="normal"/>
    </style:style>
    <style:style style:name="T28" style:family="text">
      <style:text-properties fo:color="#000000" style:font-name="Times New Roman1" fo:font-size="12pt" fo:font-style="italic" style:font-size-asian="12pt" style:font-style-asian="italic" style:font-style-complex="italic"/>
    </style:style>
    <style:style style:name="T29" style:family="text">
      <style:text-properties fo:color="#000000" style:font-name="Times New Roman1" fo:font-size="12pt" fo:font-style="italic" officeooo:rsid="0008e830" style:font-size-asian="12pt" style:font-style-asian="italic" style:font-style-complex="italic"/>
    </style:style>
    <style:style style:name="T30" style:family="text">
      <style:text-properties fo:color="#000000" style:font-name="Arial" fo:font-size="12pt" fo:font-style="normal" style:font-size-asian="12pt" style:font-style-asian="normal" style:font-style-complex="normal"/>
    </style:style>
    <style:style style:name="T31" style:family="text">
      <style:text-properties fo:color="#000000" style:font-name="Arial" fo:font-size="12pt" fo:font-style="normal" officeooo:rsid="0008e830" style:font-size-asian="12pt" style:font-style-asian="normal" style:font-style-complex="normal"/>
    </style:style>
    <style:style style:name="T32" style:family="text">
      <style:text-properties fo:color="#000000" style:font-name="Arial" fo:font-size="12pt" fo:font-style="normal" officeooo:rsid="0009fef6" style:font-size-asian="12pt" style:font-style-asian="normal" style:font-style-complex="normal"/>
    </style:style>
    <style:style style:name="T33" style:family="text">
      <style:text-properties fo:color="#000000" style:font-name="Liberation Mono" fo:font-size="12pt" fo:font-style="normal" style:font-size-asian="12pt" style:font-style-asian="normal" style:font-style-complex="normal"/>
    </style:style>
    <style:style style:name="T34" style:family="text">
      <style:text-properties fo:color="#000000" style:font-name="Liberation Mono" fo:font-size="12pt" fo:font-style="italic" style:font-size-asian="12pt" style:font-style-asian="italic" style:font-style-complex="italic"/>
    </style:style>
    <style:style style:name="T35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36" style:family="text">
      <style:text-properties fo:color="#2a00ff" style:font-name="Monospace" fo:font-size="12pt" style:font-size-asian="12pt"/>
    </style:style>
    <style:style style:name="T37" style:family="text">
      <style:text-properties style:font-name="Arial"/>
    </style:style>
    <style:style style:name="T38" style:family="text">
      <style:text-properties style:font-name="Arial" style:text-underline-style="none" fo:font-weight="normal" style:font-weight-asian="normal" style:font-weight-complex="normal"/>
    </style:style>
    <style:style style:name="T39" style:family="text">
      <style:text-properties style:font-name="Monospace"/>
    </style:style>
    <style:style style:name="T40" style:family="text">
      <style:text-properties fo:color="#008000" style:font-name="Monospace" fo:font-size="12pt" officeooo:rsid="0008e830" style:font-size-asian="12pt"/>
    </style:style>
    <style:style style:name="T41" style:family="text">
      <style:text-properties officeooo:rsid="000bed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 text:c="2"/>Draw a class diagram of the relationship between Guitar, GuitarSpec, and Inventory <text:span text:style-name="T41">from the application in Chapter 1</text:span>. <text:s/>Paste an image of the class diagram here.</text:p>
      <text:p text:style-name="P1"/>
      <text:p text:style-name="P1"/>
      <text:p text:style-name="P1"/>
      <text:p text:style-name="P1"/>
      <text:p text:style-name="P1">2. In Chapter 1 of HF (Head First), after adding GuitarSpec to the application, they observe that the software is difficult to modify because whenever a new attribute is added, the programmer needs to modify both GuitarSpec and Inventory (the search method).</text:p>
      <text:p text:style-name="P1"/>
      <text:p text:style-name="P1">2.1 What is the solution to this problem?</text:p>
      <text:p text:style-name="P1"/>
      <text:p text:style-name="P1"/>
      <text:p text:style-name="P1">2.2 Which GRASP Principle would also suggest this solution? <text:s/><text:span text:style-name="T1">Explain</text:span><text:span text:style-name="T3"> your answer.</text:span></text:p>
      <text:p text:style-name="P17"/>
      <text:p text:style-name="P1"><text:span text:style-name="T3">3. In software, what is </text:span><text:span text:style-name="T4">delegation?</text:span><text:span text:style-name="T5"> Explain in your own words (not the words in HF).</text:span></text:p>
      <text:p text:style-name="P18"/>
      <text:p text:style-name="P18"/>
      <text:p text:style-name="P31"><text:span text:style-name="T8">4. In Chapter 5 Part 1, they update the Guitar store application to handle </text:span><text:span text:style-name="T9">other kinds of instruments, such as</text:span><text:span text:style-name="T10"> Mandolin, Banjo, etc. <text:s/>But later they </text:span><text:span text:style-name="T2">delete</text:span><text:span text:style-name="T10"> the instrument-specific classes </text:span><text:span text:style-name="T11">(Guitar, Mandolin, etc)</text:span><text:span text:style-name="T10">. <text:s/>Why? <text:s/>Give a reason that explains the justification, </text:span><text:span text:style-name="T2">not</text:span><text:span text:style-name="T10"> "because they don't need them" (circular reasoning).</text:span></text:p>
      <text:p text:style-name="P19"/>
      <text:p text:style-name="P19"/>
      <text:p text:style-name="P19"/>
      <text:p text:style-name="P32"><text:span text:style-name="T10">5. </text:span><text:span text:style-name="T11">In the Java code on HF page 238, what is a clear sign that the code is not using polymorphism correctly? <text:s/></text:span></text:p>
      <text:p text:style-name="P23"/>
      <text:h text:style-name="P15" text:outline-level="2"/>
      <text:h text:style-name="P16" text:outline-level="2">Coding</text:h>
      <text:p text:style-name="P6"><text:span text:style-name="T6">U</text:span><text:span text:style-name="T5">se the starter code on Github Classroom for the problems below. <text:s/>The starter code is based on the Head First code at </text:span><text:span text:style-name="T7">https://resources.oreilly.com/examples/9780596008673/-/tree/master/chapter01, </text:span><text:span text:style-name="T5">but with the following improvments:</text:span></text:p>
      <text:list xml:id="list669238155" text:style-name="L1">
        <text:list-item>
          <text:p text:style-name="P20">add type parameters to collections: List&lt;Guitar&gt; guitars = ArrayList&lt;Guitar&gt;()</text:p>
        </text:list-item>
        <text:list-item>
          <text:p text:style-name="P20">use ArrayList instead of LinkedList, since the code mostly traverses the list in-order</text:p>
        </text:list-item>
        <text:list-item>
          <text:p text:style-name="P20">use for-each loop instead of an indexed for loop over Guitars in the Inventory.</text:p>
        </text:list-item>
      </text:list>
      <text:p text:style-name="P21"/>
      <text:p text:style-name="P22">Using the "ricksGuitars-final" code to solve these problems, Submit your solution to Github classroom.</text:p>
      <text:p text:style-name="P22"/>
      <text:p text:style-name="P2"><text:span text:style-name="T5">5. The code for the enumerations (Builder, Type, Wood) contains long </text:span><text:span text:style-name="T38">toString</text:span><text:span text:style-name="T5"> methods like this:</text:span></text:p>
      <text:p text:style-name="P22"/>
      <text:p text:style-name="P2"><text:span text:style-name="T14">public</text:span><text:span text:style-name="T17"> </text:span><text:span text:style-name="T12">enum</text:span><text:span text:style-name="T17"> Builder { </text:span></text:p>
      <text:p text:style-name="P10"/>
      <text:p text:style-name="P8"><text:span text:style-name="T17"><text:s text:c="2"/></text:span><text:span text:style-name="T35">FENDER</text:span><text:span text:style-name="T17">, </text:span><text:span text:style-name="T35">MARTIN</text:span><text:span text:style-name="T17">, </text:span><text:span text:style-name="T35">GIBSON</text:span><text:span text:style-name="T17">, </text:span><text:span text:style-name="T35">COLLINGS</text:span><text:span text:style-name="T17">, </text:span><text:span text:style-name="T35">OLSON</text:span><text:span text:style-name="T17">, </text:span><text:span text:style-name="T35">RYAN</text:span><text:span text:style-name="T17">, </text:span><text:span text:style-name="T35">PRS</text:span><text:span text:style-name="T17">, </text:span><text:span text:style-name="T35">ANY</text:span><text:span text:style-name="T17">;</text:span></text:p>
      <text:p text:style-name="P10"/>
      <text:p text:style-name="P8"><text:span text:style-name="T17"><text:s text:c="2"/></text:span><text:span text:style-name="T12">public</text:span><text:span text:style-name="T17"> String toString() {</text:span></text:p>
      <text:p text:style-name="P8"><text:span text:style-name="T17"><text:s text:c="4"/></text:span><text:span text:style-name="T12">switch</text:span><text:span text:style-name="T17">(</text:span><text:span text:style-name="T12">this</text:span><text:span text:style-name="T17">) {</text:span></text:p>
      <text:p text:style-name="P8"><text:span text:style-name="T17"><text:s text:c="6"/></text:span><text:span text:style-name="T12">case</text:span><text:span text:style-name="T17"> </text:span><text:span text:style-name="T35">FENDER</text:span><text:span text:style-name="T17">: <text:s text:c="2"/></text:span><text:span text:style-name="T12">return</text:span><text:span text:style-name="T17"> </text:span><text:span text:style-name="T36">"Fender"</text:span><text:span text:style-name="T17">;</text:span></text:p>
      <text:p text:style-name="P8"><text:span text:style-name="T17"><text:s text:c="6"/></text:span><text:span text:style-name="T12">case</text:span><text:span text:style-name="T17"> </text:span><text:span text:style-name="T35">MARTIN</text:span><text:span text:style-name="T17">: <text:s text:c="2"/></text:span><text:span text:style-name="T12">return</text:span><text:span text:style-name="T17"> </text:span><text:span text:style-name="T36">"Martin"</text:span><text:span text:style-name="T17">;</text:span></text:p>
      <text:p text:style-name="P8"><text:span text:style-name="T17"><text:s text:c="6"/></text:span><text:span text:style-name="T12">case</text:span><text:span text:style-name="T17"> </text:span><text:span text:style-name="T35">GIBSON</text:span><text:span text:style-name="T17">: <text:s text:c="2"/></text:span><text:span text:style-name="T12">return</text:span><text:span text:style-name="T17"> </text:span><text:span text:style-name="T36">"Gibson"</text:span><text:span text:style-name="T17">;</text:span></text:p>
      <text:p text:style-name="P8"><text:span text:style-name="T17"><text:s text:c="6"/></text:span><text:span text:style-name="T12">case</text:span><text:span text:style-name="T17"> </text:span><text:span text:style-name="T35">COLLINGS</text:span><text:span text:style-name="T17">: </text:span><text:span text:style-name="T12">return</text:span><text:span text:style-name="T17"> </text:span><text:span text:style-name="T36">"Collings"</text:span><text:span text:style-name="T17">;</text:span></text:p>
      <text:p text:style-name="P8"><text:span text:style-name="T17"><text:s text:c="6"/></text:span><text:span text:style-name="T12">case</text:span><text:span text:style-name="T17"> </text:span><text:span text:style-name="T35">OLSON</text:span><text:span text:style-name="T17">: <text:s text:c="3"/></text:span><text:span text:style-name="T12">return</text:span><text:span text:style-name="T17"> </text:span><text:span text:style-name="T36">"Olson"</text:span><text:span text:style-name="T17">;</text:span></text:p>
      <text:p text:style-name="P8"><text:span text:style-name="T17"><text:s text:c="6"/></text:span><text:span text:style-name="T12">case</text:span><text:span text:style-name="T17"> </text:span><text:span text:style-name="T35">RYAN</text:span><text:span text:style-name="T17">: <text:s text:c="4"/></text:span><text:span text:style-name="T12">return</text:span><text:span text:style-name="T17"> </text:span><text:span text:style-name="T36">"Ryan"</text:span><text:span text:style-name="T17">;</text:span></text:p>
      <text:p text:style-name="P8"><text:span text:style-name="T17"><text:s text:c="6"/></text:span><text:span text:style-name="T12">case</text:span><text:span text:style-name="T17"> </text:span><text:span text:style-name="T35">PRS</text:span><text:span text:style-name="T17"> : <text:s text:c="4"/></text:span><text:span text:style-name="T12">return</text:span><text:span text:style-name="T17"> </text:span><text:span text:style-name="T36">"PRS"</text:span><text:span text:style-name="T17">;</text:span></text:p>
      <text:p text:style-name="P8"><text:span text:style-name="T17"><text:s text:c="6"/></text:span><text:span text:style-name="T12">default</text:span><text:span text:style-name="T17">: <text:s text:c="6"/></text:span><text:span text:style-name="T12">return</text:span><text:span text:style-name="T17"> </text:span><text:span text:style-name="T36">"Unspecified"</text:span><text:span text:style-name="T17">;</text:span></text:p>
      <text:p text:style-name="P33"><text:s text:c="4"/>}</text:p>
      <text:p text:style-name="P33"><text:s text:c="2"/>}</text:p>
      <text:p text:style-name="P24">}</text:p>
      <text:p text:style-name="P24"/>
      <text:p text:style-name="P26">There are a few things wrong with this code:</text:p>
      <text:list xml:id="list3855679862" text:style-name="L2">
        <text:list-item>
          <text:p text:style-name="P27">it invites spelling errors (e.g. "Marten" instead of "Martin")</text:p>
        </text:list-item>
        <text:list-item>
          <text:p text:style-name="P27">it's inefficient. <text:s/>You have to perform the switch tests every time toString is invoked.</text:p>
        </text:list-item>
        <text:list-item>
          <text:p text:style-name="P27">waste of programmer time typing those strings.</text:p>
        </text:list-item>
      </text:list>
      <text:p text:style-name="P26"/>
      <text:p text:style-name="P3"><text:span text:style-name="T21">Every Enum has the following </text:span><text:span text:style-name="T22">implicit</text:span><text:span text:style-name="T23"> methods:</text:span></text:p>
      <text:p text:style-name="P25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3">Method</text:p>
          </table:table-cell>
          <table:table-cell table:style-name="Table1.A1" office:value-type="string">
            <text:p text:style-name="P13">Meaning</text:p>
          </table:table-cell>
          <table:table-cell table:style-name="Table1.C1" office:value-type="string">
            <text:p text:style-name="P13">Example</text:p>
          </table:table-cell>
        </table:table-row>
        <table:table-row table:style-name="Table1.1">
          <table:table-cell table:style-name="Table1.A2" office:value-type="string">
            <text:p text:style-name="P13">name()</text:p>
          </table:table-cell>
          <table:table-cell table:style-name="Table1.A2" office:value-type="string">
            <text:p text:style-name="P12">String name of enum member</text:p>
          </table:table-cell>
          <table:table-cell table:style-name="Table1.C2" office:value-type="string">
            <text:p text:style-name="P12"><text:span text:style-name="T37">Builder.FENDER.name()</text:span> <text:line-break/>returns "FENDER"</text:p>
          </table:table-cell>
        </table:table-row>
        <table:table-row table:style-name="Table1.1">
          <table:table-cell table:style-name="Table1.A2" office:value-type="string">
            <text:p text:style-name="P13">valueOf(String name) <text:s/></text:p>
          </table:table-cell>
          <table:table-cell table:style-name="Table1.A2" office:value-type="string">
            <text:p text:style-name="P12">Static method to return an enum member that exactly matches the String.</text:p>
          </table:table-cell>
          <table:table-cell table:style-name="Table1.C2" office:value-type="string">
            <text:p text:style-name="P12"><text:span text:style-name="T37">Builder.valueOf("FENDER")</text:span><text:line-break/>returns FENDER (Builder obj).</text:p>
          </table:table-cell>
        </table:table-row>
        <table:table-row table:style-name="TableLine94535452559248">
          <table:table-cell table:style-name="Table1.A2" office:value-type="string">
            <text:p text:style-name="P13">values()</text:p>
          </table:table-cell>
          <table:table-cell table:style-name="Table1.A2" office:value-type="string">
            <text:p text:style-name="P12">Returns array of all members of the enum.</text:p>
          </table:table-cell>
          <table:table-cell table:style-name="Table1.C2" office:value-type="string">
            <text:p text:style-name="P12"><text:span text:style-name="T37">Builder.values()</text:span> returns<text:line-break/>[FENDER, MARTIN, ... ]</text:p>
          </table:table-cell>
        </table:table-row>
      </table:table>
      <text:p text:style-name="P25"/>
      <text:p text:style-name="P5"><text:soft-page-break/>An Enum can have a constructor and attributes. <text:s/>The constructor must be private to prevent creating new members of the Enum (the Java compiler will give an error if constructor is not private).</text:p>
      <text:p text:style-name="P5"/>
      <text:p text:style-name="P3"><text:span text:style-name="T23">Modify the </text:span><text:span text:style-name="T30">Builder</text:span><text:span text:style-name="T23"> enum so that it </text:span><text:span text:style-name="T22">automatically</text:span><text:span text:style-name="T23"> generates a String name from the enum member name using the following 2 rules:</text:span></text:p>
      <text:p text:style-name="P3"><text:span text:style-name="T23">1. the name is title case (first letter of each word capitalized): <text:s/></text:span><text:span text:style-name="T30">Builder.GIBSON -&gt; "Gibson"</text:span></text:p>
      <text:p text:style-name="P4"><text:span text:style-name="T25">2. underscores are replaced by space: </text:span><text:span text:style-name="T31">Builder.PAUL_REED_SMITH -&gt; "Paul Reed Smith"</text:span></text:p>
      <text:p text:style-name="P5"/>
      <text:p text:style-name="P4"><text:span text:style-name="T25">Create the String name in the constructor and save it as an attribute </text:span><text:span text:style-name="T31">private String</text:span><text:span text:style-name="T25"> </text:span><text:span text:style-name="T31">name</text:span><text:span text:style-name="T25">, so we don't have to do a lot of work every time toString is called. <text:s/></text:span><text:span text:style-name="T31">toString</text:span><text:span text:style-name="T25"> just returns </text:span><text:span text:style-name="T31">name</text:span><text:span text:style-name="T25">.</text:span></text:p>
      <text:p text:style-name="P5"/>
      <text:p text:style-name="P5">For example (this code is not correct):</text:p>
      <text:p text:style-name="P5"/>
      <text:p text:style-name="P2"><text:span text:style-name="T14">public</text:span><text:span text:style-name="T17"> </text:span><text:span text:style-name="T12">enum</text:span><text:span text:style-name="T17"> Builder { </text:span></text:p>
      <text:p text:style-name="P11"/>
      <text:p text:style-name="P9"><text:span text:style-name="T17"><text:s text:c="2"/></text:span><text:span text:style-name="T35">FENDER</text:span><text:span text:style-name="T17">, </text:span><text:span text:style-name="T35">MARTIN</text:span><text:span text:style-name="T17">, </text:span><text:span text:style-name="T35">GIBSON</text:span><text:span text:style-name="T17">, </text:span><text:span text:style-name="T35">COLLINGS</text:span><text:span text:style-name="T17">, </text:span><text:span text:style-name="T35">OLSON</text:span><text:span text:style-name="T17">, </text:span><text:span text:style-name="T35">RYAN</text:span><text:span text:style-name="T17">, </text:span><text:span text:style-name="T35">PRS</text:span><text:span text:style-name="T17">, </text:span><text:span text:style-name="T35">ANY</text:span><text:span text:style-name="T17">;</text:span></text:p>
      <text:p text:style-name="P11"/>
      <text:p text:style-name="P9"><text:span text:style-name="T17"><text:s text:c="2"/></text:span><text:span text:style-name="T12">p</text:span><text:span text:style-name="T13">rivate</text:span><text:span text:style-name="T18"> String name;</text:span></text:p>
      <text:p text:style-name="P35"/>
      <text:p text:style-name="P9"><text:span text:style-name="T19"><text:s text:c="2"/></text:span><text:span text:style-name="T12">p</text:span><text:span text:style-name="T13">rivate</text:span><text:span text:style-name="T17"> </text:span><text:span text:style-name="T18">Builder</text:span><text:span text:style-name="T17">() {</text:span></text:p>
      <text:p text:style-name="P9"><text:span text:style-name="T17"><text:s text:c="6"/></text:span><text:span text:style-name="T18">if (this.name() == ANY) name = "unspecified";</text:span></text:p>
      <text:p text:style-name="P9"><text:span text:style-name="T17"><text:s text:c="6"/></text:span><text:span text:style-name="T18">else {</text:span></text:p>
      <text:p text:style-name="P9"><text:span text:style-name="T18"><text:s text:c="10"/>/</text:span><text:span text:style-name="T40">/ In Java it is OK for a method and a variable to</text:span></text:p>
      <text:p text:style-name="P37"><text:s text:c="10"/>// have the same name.</text:p>
      <text:p text:style-name="P9"><text:span text:style-name="T18"><text:tab/> <text:s text:c="4"/>name</text:span><text:span text:style-name="T13"> = </text:span><text:span text:style-name="T20">this</text:span><text:span text:style-name="T13">.name()</text:span><text:span text:style-name="T20">.replace("_", " ");</text:span></text:p>
      <text:p text:style-name="P9"><text:span text:style-name="T13"><text:s text:c="10"/></text:span><text:span text:style-name="T20">name</text:span><text:span text:style-name="T15"> = </text:span><text:span text:style-name="T20">name.substring(0,1).toUpperCase()</text:span></text:p>
      <text:p text:style-name="P36"><text:s text:c="17"/>+ name.substring(1).toLowerCase();</text:p>
      <text:p text:style-name="P34"><text:s text:c="6"/>}</text:p>
      <text:p text:style-name="P25"><text:s text:c="2"/>}</text:p>
      <text:p text:style-name="P25"/>
      <text:p text:style-name="P5"><text:span text:style-name="T39"><text:s text:c="2"/></text:span><text:span text:style-name="T16">public</text:span><text:span text:style-name="T39"> String toString() { return this.name; }</text:span></text:p>
      <text:p text:style-name="P5"><text:s/></text:p>
      <text:p text:style-name="P4"><text:span text:style-name="T25">To handle cases where an enum member contains underscores (you have to capitalize the first letter of </text:span><text:span text:style-name="T27">each</text:span><text:span text:style-name="T25"> word), consider using </text:span><text:span text:style-name="T31">string.split("_")</text:span><text:span text:style-name="T25">, and use a </text:span><text:span text:style-name="T31">StringBuilder</text:span><text:span text:style-name="T25"> to build up the result. </text:span><text:span text:style-name="T31">StringBuilder</text:span><text:span text:style-name="T25"> is mutable so you don't create lots of String objects.</text:span></text:p>
      <text:p text:style-name="P5"/>
      <text:p text:style-name="P5">In the example constructor shown above, it creates 6 String objects and throws away 5 of them. That's not very efficient.</text:p>
      <text:p text:style-name="P5"/>
      <text:p text:style-name="P4"><text:span text:style-name="T26">6</text:span><text:span text:style-name="T25">. Also modify the code for </text:span><text:span text:style-name="T31">Type</text:span><text:span text:style-name="T25"> and </text:span><text:span text:style-name="T31">Wood</text:span><text:span text:style-name="T25">. <text:s/></text:span><text:span text:style-name="T31">Wood.toString()</text:span><text:span text:style-name="T25"> uses the same rules as </text:span><text:span text:style-name="T31">Builder</text:span><text:span text:style-name="T25"> (title case), but </text:span><text:span text:style-name="T31">Type.toString()</text:span><text:span text:style-name="T25"> should return a </text:span><text:span text:style-name="T29">lowercase</text:span><text:span text:style-name="T25"> name (this is easy), with underscore replaced by space.</text:span></text:p>
      <text:p text:style-name="P5"/>
      <text:p text:style-name="P6"><text:span text:style-name="T25">7. </text:span><text:span text:style-name="T24">Does the code for GuitarSpec.matches() contain any bugs? <text:s/>Check the cases where the user does not specify one or more attributes (e.g. doesn't specify Builder, Wood, or Type).</text:span></text:p>
      <text:p text:style-name="P29"/>
      <text:p text:style-name="P29">Fix any errors you find in matches().</text:p>
      <text:p text:style-name="P29"/>
      <text:p text:style-name="P29"><text:soft-page-break/>8. The way Inventory.search() uses GuitarSpec.matches() will be very slow if the inventory contains many, many items. <text:s/>That's because GuitarSpec.matches() performs many "if" tests for each call, and Inventory.search will call it for every item in the inventory.</text:p>
      <text:p text:style-name="P29"/>
      <text:p text:style-name="P7"><text:span text:style-name="T26">We want an Inventory.search() method that allows some attributes to be unspecified, meaning "any value is OK". <text:s/>If wood, type, builder, or model are </text:span><text:span text:style-name="T32">null</text:span><text:span text:style-name="T26"> then match anything. <text:s/>If model is an empty String, also match anything. <text:s/>If numberStrings is 0, match any number of Strings.</text:span></text:p>
      <text:p text:style-name="P29"/>
      <text:p text:style-name="P6"><text:span text:style-name="T24">We want search to be </text:span><text:span text:style-name="T28">efficient</text:span><text:span text:style-name="T24"> when there are many guitars in the inventory, so avoid lots of "if" tests.</text:span></text:p>
      <text:p text:style-name="P29"/>
      <text:p text:style-name="P29">Try to design and implement your own version of Inventory.search and GuitarSpec.matches that satisfy these goals.</text:p>
      <text:p text:style-name="P29"/>
      <text:p text:style-name="P6"><text:span text:style-name="T24">You might consider using Java </text:span><text:span text:style-name="T28">Predicates</text:span><text:span text:style-name="T24"> (</text:span><text:span text:style-name="T30">java.util.function.Predicate</text:span><text:span text:style-name="T24">) which is an interface for a function that returns true or false. <text:s/></text:span><text:span text:style-name="T28">Predicates </text:span><text:span text:style-name="T24">must define a single method test() that is true or false.</text:span></text:p>
      <text:p text:style-name="P6"><text:span text:style-name="T24">Java contains </text:span><text:span text:style-name="T28">streams</text:span><text:span text:style-name="T24"> that accept </text:span><text:span text:style-name="T28">filters</text:span><text:span text:style-name="T24"> you can use to do this.</text:span></text:p>
      <text:p text:style-name="P29"/>
      <text:p text:style-name="P29">Here is an example of writing predicates for the String class</text:p>
      <text:p text:style-name="P29"/>
      <text:p text:style-name="P30">// return true if the string is all uppercase</text:p>
      <text:p text:style-name="P30">Predicate&lt;String&gt; isUppercase = s -&gt; s.toUpperCase() == s;</text:p>
      <text:p text:style-name="P29"/>
      <text:p text:style-name="P30">// return true if the string contains only digits 0-9. </text:p>
      <text:p text:style-name="P30">// matches() uses a regular expression.</text:p>
      <text:p text:style-name="P30">Predicate&lt;String&gt; isNumber = s -&gt; s.matches("[0-9]+");</text:p>
      <text:p text:style-name="P30">isNumber.test("123000")</text:p>
      <text:p text:style-name="P30">true</text:p>
      <text:p text:style-name="P30">isNumber.test("123,000")</text:p>
      <text:p text:style-name="P30">false</text:p>
      <text:p text:style-name="P30"/>
      <text:p text:style-name="P30">// test if the String contains any vowel letters a, e, i, o, u</text:p>
      <text:p text:style-name="P30">Predicate&lt;String&gt; hasVowel = s -&gt; s.matches(".*[AEIOUaeiou].*");</text:p>
      <text:p text:style-name="P30">hasVowel.test("hello")</text:p>
      <text:p text:style-name="P30">true</text:p>
      <text:p text:style-name="P30">hasVowel.test("pythn")</text:p>
      <text:p text:style-name="P30">false</text:p>
      <text:p text:style-name="P30"/>
      <text:p text:style-name="P30">// Make a new Predicate by "and"-ing two predicates</text:p>
      <text:p text:style-name="P30">Predicate&lt;String&gt; upperWithVowel = isUppercase.and(hasVowel)</text:p>
      <text:p text:style-name="P30">upperWithVowel.test("PYTHON")</text:p>
      <text:p text:style-name="P30">true</text:p>
      <text:p text:style-name="P30">upperWithVowel.test("Python")</text:p>
      <text:p text:style-name="P30">false</text:p>
      <text:p text:style-name="P29"/>
      <text:p text:style-name="P30">// Filter only the words that are uppercase</text:p>
      <text:p text:style-name="P30">List&lt;String&gt; words = List.of("JAVA", "happy", "F100", "Python",</text:p>
      <text:p text:style-name="P30"><text:s text:c="29"/>"x15", "FREE!");</text:p>
      <text:p text:style-name="P30">List&lt;String&gt; result = new ArrayList&lt;&gt;();</text:p>
      <text:p text:style-name="P30">for(String word: words)</text:p>
      <text:p text:style-name="P30"><text:soft-page-break/><text:s text:c="4"/>if (isUppercase.test(word</text:p>
      <text:p text:style-name="P30">words.stream().filter( isUppercase ).toArray()</text:p>
      <text:p text:style-name="P30">{"JAVA", "F100", "X15", "FREE!"}</text:p>
      <text:p text:style-name="P30"/>
      <text:p text:style-name="P30">result</text:p>
      <text:p text:style-name="P30"/>
      <text:p text:style-name="P29"/>
      <text:p text:style-name="P29">The way to use the people list in a Stream is as follows:</text:p>
      <text:p text:style-name="P29"/>
      <text:p text:style-name="P6"><text:span text:style-name="T24">1. do something with each element: <text:s/><text:line-break/> <text:s text:c="3"/></text:span><text:span text:style-name="T33">people.stream().forEach().consume(</text:span><text:span text:style-name="T34">consumer</text:span><text:span text:style-name="T33">)</text:span></text:p>
      <text:p text:style-name="P6"><text:span text:style-name="T24"><text:s text:c="4"/>or you can omit </text:span><text:span text:style-name="T33">stream()</text:span><text:span text:style-name="T24"> since List also provide a </text:span><text:span text:style-name="T33">forEach</text:span><text:span text:style-name="T24"> method:</text:span></text:p>
      <text:p text:style-name="P6"><text:span text:style-name="T24"><text:s text:c="4"/></text:span><text:span text:style-name="T33">people.forEach().consume(</text:span><text:span text:style-name="T34">consumer</text:span><text:span text:style-name="T33">)</text:span></text:p>
      <text:p text:style-name="P29"/>
      <text:p text:style-name="P6"><text:span text:style-name="T24"><text:s text:c="4"/>A </text:span><text:span text:style-name="T28">Consumer</text:span><text:span text:style-name="T24"> is an Interface for a method with 1 parameter that returns void.</text:span></text:p>
      <text:p text:style-name="P29"><text:s text:c="4"/>See: <text:s/>java.util.function.Consumer</text:p>
      <text:p text:style-name="P29"/>
      <text:p text:style-name="P29"><text:s text:c="4"/>Example: a consumer that prints a person on System.out</text:p>
      <text:p text:style-name="P29"/>
      <text:p text:style-name="P30"><text:s text:c="4"/>Consumer&lt;Person&gt; print = Person p -&gt; System.out.println(p);</text:p>
      <text:p text:style-name="P30"/>
      <text:p text:style-name="P30"><text:s text:c="4"/>people.forEach().consume( print );</text:p>
      <text:p text:style-name="P29"/>
      <text:p text:style-name="P6"><text:span text:style-name="T24">2. filter the elements and then do something: <text:s/><text:line-break/> <text:s text:c="3"/>people.forEach().filter( </text:span><text:span text:style-name="T28">predicate</text:span><text:span text:style-name="T24"> ).consume( </text:span><text:span text:style-name="T28">consumer</text:span><text:span text:style-name="T24"> )</text:span></text:p>
      <text:p text:style-name="P29">3. filter the elements and then put them into a new list and return it:</text:p>
      <text:p text:style-name="P29"><text:s text:c="4"/>peopl</text:p>
      <text:p text:style-name="P29"/>
      <text:p text:style-name="P6"><text:span text:style-name="T24">You also need to know how to use a </text:span><text:span text:style-name="T28">Lambda Expression</text:span><text:span text:style-name="T24"> in Java, since Streams use lambda expressions and/or method references as parameters in the stream methods.</text:span></text:p>
      <text:p text:style-name="P29"/>
      <text:p text:style-name="P29">A lambda expression to print a Person on System.out is:</text:p>
      <text:p text:style-name="P29"/>
      <text:p text:style-name="P29">Person p -&gt; System.out.println(p)</text:p>
      <text:p text:style-name="P29"/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Kinnari1" svg:font-family="Kinnari"/>
    <style:font-face style:name="Monospace" svg:font-family="Monospace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oto Serif CJK JP" style:font-size-asian="10.5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Noto Serif CJK JP" style:font-size-asian="10.5pt" style:language-asian="ja" style:country-asian="JP" style:font-name-complex="Kinnari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Noto Sans CJK JP" style:font-family-asian="'Noto Sans CJK JP'" style:font-family-generic-asian="system" style:font-pitch-asian="variable" style:font-size-asian="14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Arial1" fo:font-family="Arial" style:font-family-generic="swiss" style:font-size-asian="12pt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style:font-size-asian="12pt" style:font-name-complex="Kinnari1" style:font-family-complex="Kinna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4T10:00:27.765060792</meta:creation-date>
    <dc:date>2022-03-15T13:35:09.319163097</dc:date>
    <meta:editing-duration>PT7H26M49S</meta:editing-duration>
    <meta:editing-cycles>8</meta:editing-cycles>
    <meta:generator>LibreOffice/6.4.7.2$Linux_X86_64 LibreOffice_project/40$Build-2</meta:generator>
    <meta:document-statistic meta:table-count="1" meta:image-count="0" meta:object-count="0" meta:page-count="5" meta:paragraph-count="124" meta:word-count="1171" meta:character-count="7846" meta:non-whitespace-character-count="6532"/>
  </office:meta>
</office:document-meta>
</file>